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81904" officeooo:paragraph-rsid="00081904"/>
    </style:style>
    <style:style style:name="P2" style:family="paragraph" style:parent-style-name="Standard">
      <style:text-properties fo:language="fr" fo:country="CA" officeooo:rsid="00081904" officeooo:paragraph-rsid="00081904" style:font-size-asian="10.5pt"/>
    </style:style>
    <style:style style:name="P3" style:family="paragraph" style:parent-style-name="Standard">
      <style:text-properties fo:language="fr" fo:country="CA" officeooo:rsid="0009cbe2" officeooo:paragraph-rsid="0009cbe2" style:font-size-asian="10.5pt"/>
    </style:style>
    <style:style style:name="P4" style:family="paragraph" style:parent-style-name="Standard">
      <style:text-properties fo:language="fr" fo:country="CA" officeooo:rsid="000b0315" officeooo:paragraph-rsid="000b0315" style:font-size-asian="10.5pt"/>
    </style:style>
    <style:style style:name="P5" style:family="paragraph" style:parent-style-name="Standard">
      <style:text-properties fo:language="fr" fo:country="CA" officeooo:rsid="000eabb2" officeooo:paragraph-rsid="000eabb2" style:font-size-asian="10.5pt"/>
    </style:style>
    <style:style style:name="P6" style:family="paragraph" style:parent-style-name="Standard">
      <style:text-properties fo:language="fr" fo:country="CA" officeooo:rsid="001232b8" officeooo:paragraph-rsid="001232b8" style:font-size-asian="10.5pt"/>
    </style:style>
    <style:style style:name="P7" style:family="paragraph" style:parent-style-name="Standard">
      <style:text-properties fo:language="fr" fo:country="CA" officeooo:rsid="0012af90" officeooo:paragraph-rsid="0012d612" style:font-size-asian="10.5pt"/>
    </style:style>
    <style:style style:name="P8" style:family="paragraph" style:parent-style-name="Standard">
      <style:text-properties fo:language="fr" fo:country="CA" officeooo:rsid="0012af90" officeooo:paragraph-rsid="00142f8a" style:font-size-asian="10.5pt"/>
    </style:style>
    <style:style style:name="T1" style:family="text">
      <style:text-properties officeooo:rsid="000bb55d"/>
    </style:style>
    <style:style style:name="T2" style:family="text">
      <style:text-properties officeooo:rsid="00102778"/>
    </style:style>
    <style:style style:name="T3" style:family="text">
      <style:text-properties officeooo:rsid="0013cc1a"/>
    </style:style>
    <style:style style:name="T4" style:family="text">
      <style:text-properties officeooo:rsid="0015db23"/>
    </style:style>
    <style:style style:name="T5" style:family="text">
      <style:text-properties officeooo:rsid="001719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 Formation ReactJS</text:p>
      <text:p text:style-name="P2"/>
      <text:p text:style-name="P3"><text:span text:style-name="T2">Cours 1.1. </text:span>Description:</text:p>
      <text:p text:style-name="P3"/>
      <text:p text:style-name="P3">Framework ou bibliothèque dédié uniquement au Front End et à l’interphace client.</text:p>
      <text:p text:style-name="P4">Se base sur une approche basée composan<text:span text:style-name="T1">t, c’est à dire que l’on définit un composant en mélangeant les différents langages (HTML, CSS, JS) plutôt que de coder sur des pages biens séparées selon chaque langage. Ainsi chaque composant agit comme une boite noire où les trois langages sont liés par un commun le JSX.</text:span></text:p>
      <text:p text:style-name="P5">React fonctionne selon une arborescence de composants. Chaques nouveau composant est construit comme une association d’autre – on appelle celà la composition. </text:p>
      <text:p text:style-name="P5">React créé un DOM virtuel qui permet de meilleur performance et surtout une plus grande compatibilité avec les applications (browser, server etc.)</text:p>
      <text:p text:style-name="P5"/>
      <text:p text:style-name="P6">Cours 1.2. Create React App (CRA)</text:p>
      <text:p text:style-name="P6"/>
      <text:p text:style-name="P7">Outil pour faciliter le développement d’application. Il fournit un squelette fonctionnel sans forcer l’utilisateur à coder l’arrirère et la connectivité. </text:p>
      <text:p text:style-name="P7"/>
      <text:p text:style-name="P8"><text:span text:style-name="T3">Setup : Installer Node.js –&gt; version 8.10 (fevrier 2019)</text:span></text:p>
      <text:p text:style-name="P8"><text:tab/><text:span text:style-name="T4">Installer npm</text:span></text:p>
      <text:p text:style-name="P8"><text:tab/><text:span text:style-name="T4">Installer Create React App</text:span></text:p>
      <text:p text:style-name="P8"><text:tab/><text:span text:style-name="T4">Lancer un projet react : create-react-app NOM_DE_L_APP</text:span></text:p>
      <text:p text:style-name="P8"><text:tab/><text:span text:style-name="T5">Lancer le projet react : npm start → Le serveur local 3000 s’ouvre automatiquement sur le browser (affiche l’application que l’on code) </text:span></text:p>
      <text:p text:style-name="P8"><tex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09:54:02.266924773</meta:creation-date>
    <dc:date>2019-02-13T12:14:54.259379041</dc:date>
    <meta:editing-duration>PT2H20M45S</meta:editing-duration>
    <meta:editing-cycles>16</meta:editing-cycles>
    <meta:generator>LibreOffice/6.0.6.2$Linux_X86_64 LibreOffice_project/00m0$Build-2</meta:generator>
    <meta:document-statistic meta:table-count="0" meta:image-count="0" meta:object-count="0" meta:page-count="1" meta:paragraph-count="14" meta:word-count="185" meta:character-count="1221" meta:non-whitespace-character-count="1040"/>
  </office:meta>
</office:document-meta>
</file>